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787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ext-properties fo:color="#999999"/>
    </style:style>
    <style:style style:name="ce5" style:family="table-cell" style:parent-style-name="Default" style:data-style-name="N3"/>
    <style:style style:name="ce11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/>
      <table:table table:name="synch" table:style-name="ta1">
        <table:shapes>
          <draw:frame draw:z-index="0" draw:style-name="gr1" draw:text-style-name="P1" svg:width="8.827cm" svg:height="9.005cm" svg:x="14.769cm" svg:y="3.261cm">
            <draw:object draw:notify-on-update-of-ranges="synch.D17:synch.D35 synch.B17:synch.B35 synch.J16:synch.J16 synch.J17:synch.J35 synch.B17:synch.B35 synch.I16:synch.I16 synch.I17:synch.I35 synch.B17:synch.B35 synch.G16:synch.G16 synch.G17:synch.G35 synch.B17:synch.B35 synch.F16:synch.F16 synch.F17:synch.F35 synch.B17:synch.B35 synch.H16:synch.H16 synch.H17:synch.H35 synch.B17:synch.B35 synch.E16:synch.E16 synch.E17:synch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25cm" svg:height="8.999cm" svg:x="28.083cm" svg:y="3.912cm">
            <draw:object draw:notify-on-update-of-ranges="synch.D17:synch.D35 synch.C17:synch.C35 synch.J16:synch.J16 synch.J17:synch.J35 synch.C17:synch.C35 synch.I16:synch.I16 synch.I17:synch.I35 synch.C17:synch.C35 synch.G16:synch.G16 synch.G17:synch.G35 synch.C17:synch.C35 synch.F16:synch.F16 synch.F17:synch.F35 synch.C17:synch.C35 synch.H16:synch.H16 synch.H17:synch.H35 synch.C17:synch.C35 synch.E16:synch.E16 synch.E17:synch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7" table:default-cell-style-name="ce5"/>
        <table:table-column table:style-name="co9" table:number-columns-repeated="2" table:default-cell-style-name="ce5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3*(1-[.C4])/(1+[.C4])*[.C1]" office:value-type="float" office:value="0.529411764705882" calcext:value-type="float">
            <text:p>0.529411764705882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Wr_min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(2+(1-[.C3])/[.C3])/(2+(1-[.C4])/[.C4])*[.C5]" office:value-type="float" office:value="100.058823529412" calcext:value-type="float">
            <text:p>100.06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r – 1</text:p>
          </table:table-cell>
          <table:table-cell table:style-name="ce4" table:formula="of:=[.C5]/[.C1]/[.C3]*(1-[.C3])-1" office:value-type="float" office:value="80" calcext:value-type="float">
            <text:p>80.00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c – 1</text:p>
          </table:table-cell>
          <table:table-cell table:style-name="ce4" table:formula="of:=[.C6]/[.C2]/[.C4]*(1-[.C4])-1" office:value-type="float" office:value="80" calcext:value-type="float">
            <text:p>80.00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9]*[.C10]/[.C11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ds</text:p>
          </table:table-cell>
          <table:table-cell table:style-name="ce2" table:formula="of:=[.C14]/[.C12]" office:value-type="float" office:value="0.12" calcext:value-type="float">
            <text:p>0.12</text:p>
          </table:table-cell>
          <table:table-cell table:style-name="ce2" office:value-type="string" calcext:value-type="string">
            <text:p>ms/pk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,0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,0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3" table:formula="of:=[.B26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" office:value-type="float" office:value="161" calcext:value-type="float">
            <text:p>161</text:p>
          </table:table-cell>
          <table:table-cell table:style-name="ce5" table:formula="of:=[.G34]" office:value-type="float" office:value="142.411764705882" calcext:value-type="float">
            <text:p>142</text:p>
          </table:table-cell>
          <table:table-cell table:formula="of:=SUM([.F25:.G25])/[.$C$12]*[.$C$14]" office:value-type="float" office:value="36.4094117647058" calcext:value-type="float">
            <text:p>36.4094117647058</text:p>
          </table:table-cell>
          <table:table-cell table:formula="of:=[.F25]/[.$H25]*[.$C$14]" office:value-type="float" office:value="4421.93356598165" calcext:value-type="float">
            <text:p>4,422</text:p>
          </table:table-cell>
          <table:table-cell table:formula="of:=[.G25]/[.$H25]*[.$C$14]" office:value-type="float" office:value="3911.39976735169" calcext:value-type="float">
            <text:p>3,9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6]/[.$A$34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$C$5]+[.$B26]*[.$C$1])" office:value-type="float" office:value="81" calcext:value-type="float">
            <text:p>81</text:p>
          </table:table-cell>
          <table:table-cell table:style-name="ce3" table:formula="of:=([.$C$6]+[.$B26]*[.$C$2])" office:value-type="float" office:value="100.058823529412" calcext:value-type="float">
            <text:p>100.06</text:p>
          </table:table-cell>
          <table:table-cell table:formula="of:=SUM([.F26:.G26])/[.$C$12]*[.$C$14]" office:value-type="float" office:value="21.7270588235294" calcext:value-type="float">
            <text:p>21.7270588235294</text:p>
          </table:table-cell>
          <table:table-cell table:formula="of:=[.F26]/[.$H26]*[.$C$14]" office:value-type="float" office:value="3728.0701754386" calcext:value-type="float">
            <text:p>3,728</text:p>
          </table:table-cell>
          <table:table-cell table:formula="of:=[.G26]/[.$H26]*[.$C$14]" office:value-type="float" office:value="4605.26315789474" calcext:value-type="float">
            <text:p>4,6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C$7]*[.A27]/[.$A$34]" office:value-type="float" office:value="10" calcext:value-type="float">
            <text:p>10.00</text:p>
          </table:table-cell>
          <table:table-cell table:formula="of:=[.C26]+([.B27]-[.B26])*AVERAGE([.H26:.H27])" office:value-type="float" office:value="226.44705882353" calcext:value-type="float">
            <text:p>226.44705882353</text:p>
          </table:table-cell>
          <table:table-cell table:number-columns-repeated="2"/>
          <table:table-cell table:formula="of:=([.$C$5]+[.$B27]*[.$C$1])" office:value-type="float" office:value="91" calcext:value-type="float">
            <text:p>91</text:p>
          </table:table-cell>
          <table:table-cell table:style-name="ce3" table:formula="of:=([.$C$6]+[.$B27]*[.$C$2])" office:value-type="float" office:value="105.352941176471" calcext:value-type="float">
            <text:p>105.35</text:p>
          </table:table-cell>
          <table:table-cell table:formula="of:=SUM([.F27:.G27])/[.$C$12]*[.$C$14]" office:value-type="float" office:value="23.5623529411765" calcext:value-type="float">
            <text:p>23.5623529411765</text:p>
          </table:table-cell>
          <table:table-cell table:formula="of:=[.F27]/[.$H27]*[.$C$14]" office:value-type="float" office:value="3862.09306970242" calcext:value-type="float">
            <text:p>3,862</text:p>
          </table:table-cell>
          <table:table-cell table:formula="of:=[.G27]/[.$H27]*[.$C$14]" office:value-type="float" office:value="4471.24026363092" calcext:value-type="float">
            <text:p>4,4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$C$7]*[.A28]/[.$A$34]" office:value-type="float" office:value="20" calcext:value-type="float">
            <text:p>20.00</text:p>
          </table:table-cell>
          <table:table-cell table:formula="of:=[.C27]+([.B28]-[.B27])*AVERAGE([.H27:.H28])" office:value-type="float" office:value="471.24705882353" calcext:value-type="float">
            <text:p>471.24705882353</text:p>
          </table:table-cell>
          <table:table-cell table:number-columns-repeated="2"/>
          <table:table-cell table:formula="of:=([.$C$5]+[.$B28]*[.$C$1])" office:value-type="float" office:value="101" calcext:value-type="float">
            <text:p>101</text:p>
          </table:table-cell>
          <table:table-cell table:style-name="ce3" table:formula="of:=([.$C$6]+[.$B28]*[.$C$2])" office:value-type="float" office:value="110.647058823529" calcext:value-type="float">
            <text:p>110.65</text:p>
          </table:table-cell>
          <table:table-cell table:formula="of:=SUM([.F28:.G28])/[.$C$12]*[.$C$14]" office:value-type="float" office:value="25.3976470588235" calcext:value-type="float">
            <text:p>25.3976470588235</text:p>
          </table:table-cell>
          <table:table-cell table:formula="of:=[.F28]/[.$H28]*[.$C$14]" office:value-type="float" office:value="3976.74634055957" calcext:value-type="float">
            <text:p>3,977</text:p>
          </table:table-cell>
          <table:table-cell table:formula="of:=[.G28]/[.$H28]*[.$C$14]" office:value-type="float" office:value="4356.58699277376" calcext:value-type="float">
            <text:p>4,3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$C$7]*[.A29]/[.$A$34]" office:value-type="float" office:value="30" calcext:value-type="float">
            <text:p>30.00</text:p>
          </table:table-cell>
          <table:table-cell table:formula="of:=[.C28]+([.B29]-[.B28])*AVERAGE([.H28:.H29])" office:value-type="float" office:value="734.4" calcext:value-type="float">
            <text:p>734.4</text:p>
          </table:table-cell>
          <table:table-cell table:number-columns-repeated="2"/>
          <table:table-cell table:formula="of:=([.$C$5]+[.$B29]*[.$C$1])" office:value-type="float" office:value="111" calcext:value-type="float">
            <text:p>111</text:p>
          </table:table-cell>
          <table:table-cell table:style-name="ce3" table:formula="of:=([.$C$6]+[.$B29]*[.$C$2])" office:value-type="float" office:value="115.941176470588" calcext:value-type="float">
            <text:p>115.94</text:p>
          </table:table-cell>
          <table:table-cell table:formula="of:=SUM([.F29:.G29])/[.$C$12]*[.$C$14]" office:value-type="float" office:value="27.2329411764706" calcext:value-type="float">
            <text:p>27.2329411764706</text:p>
          </table:table-cell>
          <table:table-cell table:formula="of:=[.F29]/[.$H29]*[.$C$14]" office:value-type="float" office:value="4075.94608605495" calcext:value-type="float">
            <text:p>4,076</text:p>
          </table:table-cell>
          <table:table-cell table:formula="of:=[.G29]/[.$H29]*[.$C$14]" office:value-type="float" office:value="4257.38724727838" calcext:value-type="float">
            <text:p>4,2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$C$7]*[.A30]/[.$A$34]" office:value-type="float" office:value="40" calcext:value-type="float">
            <text:p>40.00</text:p>
          </table:table-cell>
          <table:table-cell table:formula="of:=[.C29]+([.B30]-[.B29])*AVERAGE([.H29:.H30])" office:value-type="float" office:value="1015.90588235294" calcext:value-type="float">
            <text:p>1015.90588235294</text:p>
          </table:table-cell>
          <table:table-cell table:number-columns-repeated="2"/>
          <table:table-cell table:formula="of:=([.$C$5]+[.$B30]*[.$C$1])" office:value-type="float" office:value="121" calcext:value-type="float">
            <text:p>121</text:p>
          </table:table-cell>
          <table:table-cell table:style-name="ce3" table:formula="of:=([.$C$6]+[.$B30]*[.$C$2])" office:value-type="float" office:value="121.235294117647" calcext:value-type="float">
            <text:p>121.24</text:p>
          </table:table-cell>
          <table:table-cell table:formula="of:=SUM([.F30:.G30])/[.$C$12]*[.$C$14]" office:value-type="float" office:value="29.0682352941177" calcext:value-type="float">
            <text:p>29.0682352941177</text:p>
          </table:table-cell>
          <table:table-cell table:formula="of:=[.F30]/[.$H30]*[.$C$14]" office:value-type="float" office:value="4162.61939452809" calcext:value-type="float">
            <text:p>4,163</text:p>
          </table:table-cell>
          <table:table-cell table:formula="of:=[.G30]/[.$H30]*[.$C$14]" office:value-type="float" office:value="4170.71393880525" calcext:value-type="float">
            <text:p>4,1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$C$7]*[.A31]/[.$A$34]" office:value-type="float" office:value="50" calcext:value-type="float">
            <text:p>50.00</text:p>
          </table:table-cell>
          <table:table-cell table:formula="of:=[.C30]+([.B31]-[.B30])*AVERAGE([.H30:.H31])" office:value-type="float" office:value="1315.76470588235" calcext:value-type="float">
            <text:p>1315.76470588235</text:p>
          </table:table-cell>
          <table:table-cell table:number-columns-repeated="2"/>
          <table:table-cell table:formula="of:=([.$C$5]+[.$B31]*[.$C$1])" office:value-type="float" office:value="131" calcext:value-type="float">
            <text:p>131</text:p>
          </table:table-cell>
          <table:table-cell table:style-name="ce3" table:formula="of:=([.$C$6]+[.$B31]*[.$C$2])" office:value-type="float" office:value="126.529411764706" calcext:value-type="float">
            <text:p>126.53</text:p>
          </table:table-cell>
          <table:table-cell table:formula="of:=SUM([.F31:.G31])/[.$C$12]*[.$C$14]" office:value-type="float" office:value="30.9035294117647" calcext:value-type="float">
            <text:p>30.9035294117647</text:p>
          </table:table-cell>
          <table:table-cell table:formula="of:=[.F31]/[.$H31]*[.$C$14]" office:value-type="float" office:value="4238.99802040506" calcext:value-type="float">
            <text:p>4,239</text:p>
          </table:table-cell>
          <table:table-cell table:formula="of:=[.G31]/[.$H31]*[.$C$14]" office:value-type="float" office:value="4094.33531292828" calcext:value-type="float">
            <text:p>4,0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$C$7]*[.A32]/[.$A$34]" office:value-type="float" office:value="60" calcext:value-type="float">
            <text:p>60.00</text:p>
          </table:table-cell>
          <table:table-cell table:formula="of:=[.C31]+([.B32]-[.B31])*AVERAGE([.H31:.H32])" office:value-type="float" office:value="1633.97647058824" calcext:value-type="float">
            <text:p>1633.97647058824</text:p>
          </table:table-cell>
          <table:table-cell table:number-columns-repeated="2"/>
          <table:table-cell table:formula="of:=([.$C$5]+[.$B32]*[.$C$1])" office:value-type="float" office:value="141" calcext:value-type="float">
            <text:p>141</text:p>
          </table:table-cell>
          <table:table-cell table:style-name="ce3" table:formula="of:=([.$C$6]+[.$B32]*[.$C$2])" office:value-type="float" office:value="131.823529411765" calcext:value-type="float">
            <text:p>131.82</text:p>
          </table:table-cell>
          <table:table-cell table:formula="of:=SUM([.F32:.G32])/[.$C$12]*[.$C$14]" office:value-type="float" office:value="32.7388235294118" calcext:value-type="float">
            <text:p>32.7388235294118</text:p>
          </table:table-cell>
          <table:table-cell table:formula="of:=[.F32]/[.$H32]*[.$C$14]" office:value-type="float" office:value="4306.81328158689" calcext:value-type="float">
            <text:p>4,307</text:p>
          </table:table-cell>
          <table:table-cell table:formula="of:=[.G32]/[.$H32]*[.$C$14]" office:value-type="float" office:value="4026.52005174644" calcext:value-type="float">
            <text:p>4,0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$C$7]*[.A33]/[.$A$34]" office:value-type="float" office:value="70" calcext:value-type="float">
            <text:p>70.00</text:p>
          </table:table-cell>
          <table:table-cell table:formula="of:=[.C32]+([.B33]-[.B32])*AVERAGE([.H32:.H33])" office:value-type="float" office:value="1970.54117647059" calcext:value-type="float">
            <text:p>1970.54117647059</text:p>
          </table:table-cell>
          <table:table-cell table:number-columns-repeated="2"/>
          <table:table-cell table:formula="of:=([.$C$5]+[.$B33]*[.$C$1])" office:value-type="float" office:value="151" calcext:value-type="float">
            <text:p>151</text:p>
          </table:table-cell>
          <table:table-cell table:style-name="ce3" table:formula="of:=([.$C$6]+[.$B33]*[.$C$2])" office:value-type="float" office:value="137.117647058824" calcext:value-type="float">
            <text:p>137.12</text:p>
          </table:table-cell>
          <table:table-cell table:formula="of:=SUM([.F33:.G33])/[.$C$12]*[.$C$14]" office:value-type="float" office:value="34.5741176470589" calcext:value-type="float">
            <text:p>34.5741176470589</text:p>
          </table:table-cell>
          <table:table-cell table:formula="of:=[.F33]/[.$H33]*[.$C$14]" office:value-type="float" office:value="4367.42888253709" calcext:value-type="float">
            <text:p>4,367</text:p>
          </table:table-cell>
          <table:table-cell table:formula="of:=[.G33]/[.$H33]*[.$C$14]" office:value-type="float" office:value="3965.90445079624" calcext:value-type="float">
            <text:p>3,96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$C$7]*[.A34]/[.$A$34]" office:value-type="float" office:value="80" calcext:value-type="float">
            <text:p>80.00</text:p>
          </table:table-cell>
          <table:table-cell table:formula="of:=[.C33]+([.B34]-[.B33])*AVERAGE([.H33:.H34])" office:value-type="float" office:value="2325.45882352941" calcext:value-type="float">
            <text:p>2325.45882352941</text:p>
          </table:table-cell>
          <table:table-cell table:number-columns-repeated="2"/>
          <table:table-cell table:formula="of:=([.$C$5]+[.$B34]*[.$C$1])" office:value-type="float" office:value="161" calcext:value-type="float">
            <text:p>161</text:p>
          </table:table-cell>
          <table:table-cell table:style-name="ce3" table:formula="of:=([.$C$6]+[.$B34]*[.$C$2])" office:value-type="float" office:value="142.411764705882" calcext:value-type="float">
            <text:p>142.41</text:p>
          </table:table-cell>
          <table:table-cell table:formula="of:=SUM([.F34:.G34])/[.$C$12]*[.$C$14]" office:value-type="float" office:value="36.4094117647058" calcext:value-type="float">
            <text:p>36.4094117647058</text:p>
          </table:table-cell>
          <table:table-cell table:formula="of:=[.F34]/[.$H34]*[.$C$14]" office:value-type="float" office:value="4421.93356598165" calcext:value-type="float">
            <text:p>4,422</text:p>
          </table:table-cell>
          <table:table-cell table:formula="of:=[.G34]/[.$H34]*[.$C$14]" office:value-type="float" office:value="3911.39976735169" calcext:value-type="float">
            <text:p>3,911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B34]" office:value-type="float" office:value="80" calcext:value-type="float">
            <text:p>80.00</text:p>
          </table:table-cell>
          <table:table-cell table:formula="of:=[.C34]" office:value-type="float" office:value="2325.45882352941" calcext:value-type="float">
            <text:p>2325.45882352941</text:p>
          </table:table-cell>
          <table:table-cell table:number-columns-repeated="2"/>
          <table:table-cell table:formula="of:=[.F26]" office:value-type="float" office:value="81" calcext:value-type="float">
            <text:p>81</text:p>
          </table:table-cell>
          <table:table-cell table:style-name="ce3" table:formula="of:=[.G26]" office:value-type="float" office:value="100.058823529412" calcext:value-type="float">
            <text:p>100.06</text:p>
          </table:table-cell>
          <table:table-cell table:formula="of:=SUM([.F35:.G35])/[.$C$12]*[.$C$14]" office:value-type="float" office:value="21.7270588235294" calcext:value-type="float">
            <text:p>21.7270588235294</text:p>
          </table:table-cell>
          <table:table-cell table:formula="of:=[.F35]/[.$H35]*[.$C$14]" office:value-type="float" office:value="3728.0701754386" calcext:value-type="float">
            <text:p>3,728</text:p>
          </table:table-cell>
          <table:table-cell table:formula="of:=[.G35]/[.$H35]*[.$C$14]" office:value-type="float" office:value="4605.26315789474" calcext:value-type="float">
            <text:p>4,6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style-name="Default"/>
          <table:table-cell/>
          <table:table-cell table:formula="of:=AVERAGE([.F26:.F34])" office:value-type="float" office:value="121" calcext:value-type="float">
            <text:p>121</text:p>
          </table:table-cell>
          <table:table-cell table:style-name="ce5" table:formula="of:=AVERAGE([.G26:.G34])" office:value-type="float" office:value="121.235294117647" calcext:value-type="float">
            <text:p>121</text:p>
          </table:table-cell>
          <table:table-cell table:formula="of:=AVERAGE([.H26:.H34])" office:value-type="float" office:value="29.0682352941177" calcext:value-type="float">
            <text:p>29.0682352941177</text:p>
          </table:table-cell>
          <table:table-cell table:formula="of:=AVERAGE([.I26:.I34])" office:value-type="float" office:value="4126.73875742159" calcext:value-type="float">
            <text:p>4,127</text:p>
          </table:table-cell>
          <table:table-cell table:formula="of:=AVERAGE([.J26:.J34])" office:value-type="float" office:value="4206.59457591175" calcext:value-type="float">
            <text:p>4,207</text:p>
          </table:table-cell>
          <table:table-cell table:number-columns-repeated="2"/>
          <table:table-cell table:formula="of:=[.J36]-[.I36]" office:value-type="float" office:value="79.8558184901603" calcext:value-type="float">
            <text:p>79.8558184901603</text:p>
          </table:table-cell>
        </table:table-row>
      </table:table>
      <table:table table:name="deterministic" table:style-name="ta1">
        <table:shapes>
          <draw:frame draw:z-index="0" draw:style-name="gr1" draw:text-style-name="P1" svg:width="8.984cm" svg:height="9.006cm" svg:x="14.545cm" svg:y="3.211cm">
            <draw:object draw:notify-on-update-of-ranges="deterministic.D18:deterministic.D41 deterministic.B18:deterministic.B41 deterministic.H17:deterministic.H17 deterministic.H18:deterministic.H41 deterministic.B18:deterministic.B41 deterministic.G17:deterministic.G17 deterministic.G18:deterministic.G41 deterministic.B18:deterministic.B41 deterministic.F17:deterministic.F17 deterministic.F18:deterministic.F41 deterministic.E17:deterministic.E17 deterministic.E18:deterministic.E41 deterministic.B18:deterministic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025cm" svg:height="8.999cm" svg:x="28.183cm" svg:y="3.185cm">
            <draw:object draw:notify-on-update-of-ranges="deterministic.D18:deterministic.D41 deterministic.C18:deterministic.C41 deterministic.J17:deterministic.J17 deterministic.J18:deterministic.J41 deterministic.C18:deterministic.C41 deterministic.I17:deterministic.I17 deterministic.I18:deterministic.I41 deterministic.C18:deterministic.C41 deterministic.G17:deterministic.G17 deterministic.G18:deterministic.G41 deterministic.C18:deterministic.C41 deterministic.F17:deterministic.F17 deterministic.F18:deterministic.F41 deterministic.C18:deterministic.C41 deterministic.H17:deterministic.H17 deterministic.H18:deterministic.H41 deterministic.C18:deterministic.C41 deterministic.E17:deterministic.E17 deterministic.E18:deterministic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7" table:default-cell-style-name="ce5"/>
        <table:table-column table:style-name="co9" table:number-columns-repeated="2" table:default-cell-style-name="ce5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3*(1-[.C4])/(1+[.C4])*[.C1]" office:value-type="float" office:value="0.529411764705882" calcext:value-type="float">
            <text:p>0.529411764705882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Wr_min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(2+(1-[.C3])/[.C3])/(2+(1-[.C4])/[.C4])*[.C5]" office:value-type="float" office:value="50.6470588235294" calcext:value-type="float">
            <text:p>50.6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r – 1</text:p>
          </table:table-cell>
          <table:table-cell table:style-name="ce4" table:formula="of:=[.C5]/[.C1]/[.C3]*(1-[.C3])-1" office:value-type="float" office:value="40" calcext:value-type="float">
            <text:p>40.00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c – 1</text:p>
          </table:table-cell>
          <table:table-cell table:style-name="ce4" table:formula="of:=[.C6]/[.C2]/[.C4]*(1-[.C4])-1+9.53" office:value-type="float" office:value="49.53" calcext:value-type="float">
            <text:p>49.53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0</text:p>
          </table:table-cell>
          <table:table-cell table:style-name="ce4" table:formula="of:=26.1538461538462/2" office:value-type="float" office:value="13.0769230769231" calcext:value-type="float">
            <text:p>13.08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10]*[.C11]/[.C12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ds</text:p>
          </table:table-cell>
          <table:table-cell table:style-name="ce2" table:formula="of:=[.C15]/[.C13]" office:value-type="float" office:value="0.12" calcext:value-type="float">
            <text:p>0.12</text:p>
          </table:table-cell>
          <table:table-cell table:style-name="ce2" office:value-type="string" calcext:value-type="string">
            <text:p>ms/pk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style-name="ce3" table:formula="of:=[.$C$7]*[.A27]/[.$A$39]" office:value-type="float" office:value="-2.5" calcext:value-type="float">
            <text:p>-2.50</text:p>
          </table:table-cell>
          <table:table-cell table:formula="of:=[.C26]+([.B27]-[.B26])*AVERAGE([.H26:.H27])" office:value-type="float" office:value="-40.4239819004525" calcext:value-type="float">
            <text:p>-40.4239819004525</text:p>
          </table:table-cell>
          <table:table-cell table:number-columns-repeated="2"/>
          <table:table-cell table:formula="of:=([.$C$5]+([.$B27]+[.$C$7])*[.$C$1])" office:value-type="float" office:value="78.5" calcext:value-type="float">
            <text:p>78.5</text:p>
          </table:table-cell>
          <table:table-cell table:style-name="ce3" table:formula="of:=([.$C$6]+([.$B27]+[.$C$9])*[.$C$2])" office:value-type="float" office:value="56.2466063348416" calcext:value-type="float">
            <text:p>56.25</text:p>
          </table:table-cell>
          <table:table-cell table:formula="of:=SUM([.F27:.G27])/[.$C$13]*[.$C$15]" office:value-type="float" office:value="16.169592760181" calcext:value-type="float">
            <text:p>16.169592760181</text:p>
          </table:table-cell>
          <table:table-cell table:formula="of:=[.F27]/[.$H27]*[.$C$15]" office:value-type="float" office:value="4854.79140781535" calcext:value-type="float">
            <text:p>4,855</text:p>
          </table:table-cell>
          <table:table-cell table:formula="of:=[.G27]/[.$H27]*[.$C$15]" office:value-type="float" office:value="3478.54192551798" calcext:value-type="float">
            <text:p>3,4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8]/[.$A$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]" office:value-type="float" office:value="81" calcext:value-type="float">
            <text:p>81</text:p>
          </table:table-cell>
          <table:table-cell table:style-name="ce3" table:formula="of:=([.$C$6]+([.$B28]+[.$C$9])*[.$C$2])" office:value-type="float" office:value="57.5701357466063" calcext:value-type="float">
            <text:p>57.57</text:p>
          </table:table-cell>
          <table:table-cell table:formula="of:=SUM([.F28:.G28])/[.$C$13]*[.$C$15]" office:value-type="float" office:value="16.6284162895928" calcext:value-type="float">
            <text:p>16.6284162895928</text:p>
          </table:table-cell>
          <table:table-cell table:formula="of:=[.F28]/[.$H28]*[.$C$15]" office:value-type="float" office:value="4871.17946708464" calcext:value-type="float">
            <text:p>4,871</text:p>
          </table:table-cell>
          <table:table-cell table:formula="of:=[.G28]/[.$H28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9]/[.$A$39]" office:value-type="float" office:value="0" calcext:value-type="float">
            <text:p>0.00</text:p>
          </table:table-cell>
          <table:table-cell table:formula="of:=[.C28]+([.B29]-[.B28])*AVERAGE([.H28:.H29])" office:value-type="float" office:value="0" calcext:value-type="float">
            <text:p>0</text:p>
          </table:table-cell>
          <table:table-cell table:number-columns-repeated="2"/>
          <table:table-cell table:formula="of:=([.$C$5]+[.$B29]*[.$C$1])" office:value-type="float" office:value="41" calcext:value-type="float">
            <text:p>41</text:p>
          </table:table-cell>
          <table:table-cell table:style-name="ce3" table:formula="of:=([.$C$6]+([.$B29]+[.$C$9])*[.$C$2])" office:value-type="float" office:value="57.5701357466063" calcext:value-type="float">
            <text:p>57.57</text:p>
          </table:table-cell>
          <table:table-cell table:formula="of:=SUM([.F29:.G29])/[.$C$13]*[.$C$15]" office:value-type="float" office:value="11.8284162895928" calcext:value-type="float">
            <text:p>11.8284162895928</text:p>
          </table:table-cell>
          <table:table-cell table:formula="of:=[.F29]/[.$H29]*[.$C$15]" office:value-type="float" office:value="3466.22903660179" calcext:value-type="float">
            <text:p>3,466</text:p>
          </table:table-cell>
          <table:table-cell table:formula="of:=[.G29]/[.$H29]*[.$C$15]" office:value-type="float" office:value="4867.10429673154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C$7]*[.A30]/[.$A$39]" office:value-type="float" office:value="5" calcext:value-type="float">
            <text:p>5.00</text:p>
          </table:table-cell>
          <table:table-cell table:formula="of:=[.C29]+([.B30]-[.B29])*AVERAGE([.H29:.H30])" office:value-type="float" office:value="61.4361990950227" calcext:value-type="float">
            <text:p>61.4361990950227</text:p>
          </table:table-cell>
          <table:table-cell table:number-columns-repeated="2"/>
          <table:table-cell table:formula="of:=([.$C$5]+[.$B30]*[.$C$1])" office:value-type="float" office:value="46" calcext:value-type="float">
            <text:p>46</text:p>
          </table:table-cell>
          <table:table-cell table:style-name="ce3" table:formula="of:=([.$C$6]+([.$B30]+[.$C$9])*[.$C$2])" office:value-type="float" office:value="60.2171945701358" calcext:value-type="float">
            <text:p>60.22</text:p>
          </table:table-cell>
          <table:table-cell table:formula="of:=SUM([.F30:.G30])/[.$C$13]*[.$C$15]" office:value-type="float" office:value="12.7460633484163" calcext:value-type="float">
            <text:p>12.7460633484163</text:p>
          </table:table-cell>
          <table:table-cell table:formula="of:=[.F30]/[.$H30]*[.$C$15]" office:value-type="float" office:value="3608.95742807645" calcext:value-type="float">
            <text:p>3,609</text:p>
          </table:table-cell>
          <table:table-cell table:formula="of:=[.G30]/[.$H30]*[.$C$15]" office:value-type="float" office:value="4724.37590525688" calcext:value-type="float">
            <text:p>4,7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$C$7]*[.A31]/[.$A$39]" office:value-type="float" office:value="10" calcext:value-type="float">
            <text:p>10.00</text:p>
          </table:table-cell>
          <table:table-cell table:formula="of:=[.C30]+([.B31]-[.B30])*AVERAGE([.H30:.H31])" office:value-type="float" office:value="127.460633484163" calcext:value-type="float">
            <text:p>127.460633484163</text:p>
          </table:table-cell>
          <table:table-cell table:number-columns-repeated="2"/>
          <table:table-cell table:formula="of:=([.$C$5]+[.$B31]*[.$C$1])" office:value-type="float" office:value="51" calcext:value-type="float">
            <text:p>51</text:p>
          </table:table-cell>
          <table:table-cell table:style-name="ce3" table:formula="of:=([.$C$6]+([.$B31]+[.$C$9])*[.$C$2])" office:value-type="float" office:value="62.8642533936652" calcext:value-type="float">
            <text:p>62.86</text:p>
          </table:table-cell>
          <table:table-cell table:formula="of:=SUM([.F31:.G31])/[.$C$13]*[.$C$15]" office:value-type="float" office:value="13.6637104072398" calcext:value-type="float">
            <text:p>13.6637104072398</text:p>
          </table:table-cell>
          <table:table-cell table:formula="of:=[.F31]/[.$H31]*[.$C$15]" office:value-type="float" office:value="3732.51470354475" calcext:value-type="float">
            <text:p>3,733</text:p>
          </table:table-cell>
          <table:table-cell table:formula="of:=[.G31]/[.$H31]*[.$C$15]" office:value-type="float" office:value="4600.81862978859" calcext:value-type="float">
            <text:p>4,6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$C$7]*[.A32]/[.$A$39]" office:value-type="float" office:value="15" calcext:value-type="float">
            <text:p>15.00</text:p>
          </table:table-cell>
          <table:table-cell table:formula="of:=[.C31]+([.B32]-[.B31])*AVERAGE([.H31:.H32])" office:value-type="float" office:value="198.073303167421" calcext:value-type="float">
            <text:p>198.073303167421</text:p>
          </table:table-cell>
          <table:table-cell table:number-columns-repeated="2"/>
          <table:table-cell table:formula="of:=([.$C$5]+[.$B32]*[.$C$1])" office:value-type="float" office:value="56" calcext:value-type="float">
            <text:p>56</text:p>
          </table:table-cell>
          <table:table-cell table:style-name="ce3" table:formula="of:=([.$C$6]+([.$B32]+[.$C$9])*[.$C$2])" office:value-type="float" office:value="65.5113122171946" calcext:value-type="float">
            <text:p>65.51</text:p>
          </table:table-cell>
          <table:table-cell table:formula="of:=SUM([.F32:.G32])/[.$C$13]*[.$C$15]" office:value-type="float" office:value="14.5813574660634" calcext:value-type="float">
            <text:p>14.5813574660634</text:p>
          </table:table-cell>
          <table:table-cell table:formula="of:=[.F32]/[.$H32]*[.$C$15]" office:value-type="float" office:value="3840.52034457933" calcext:value-type="float">
            <text:p>3,841</text:p>
          </table:table-cell>
          <table:table-cell table:formula="of:=[.G32]/[.$H32]*[.$C$15]" office:value-type="float" office:value="4492.812988754" calcext:value-type="float">
            <text:p>4,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$C$7]*[.A33]/[.$A$39]" office:value-type="float" office:value="20" calcext:value-type="float">
            <text:p>20.00</text:p>
          </table:table-cell>
          <table:table-cell table:formula="of:=[.C32]+([.B33]-[.B32])*AVERAGE([.H32:.H33])" office:value-type="float" office:value="273.274208144796" calcext:value-type="float">
            <text:p>273.274208144796</text:p>
          </table:table-cell>
          <table:table-cell table:number-columns-repeated="2"/>
          <table:table-cell table:formula="of:=([.$C$5]+[.$B33]*[.$C$1])" office:value-type="float" office:value="61" calcext:value-type="float">
            <text:p>61</text:p>
          </table:table-cell>
          <table:table-cell table:style-name="ce3" table:formula="of:=([.$C$6]+([.$B33]+[.$C$9])*[.$C$2])" office:value-type="float" office:value="68.158371040724" calcext:value-type="float">
            <text:p>68.16</text:p>
          </table:table-cell>
          <table:table-cell table:formula="of:=SUM([.F33:.G33])/[.$C$13]*[.$C$15]" office:value-type="float" office:value="15.4990045248869" calcext:value-type="float">
            <text:p>15.4990045248869</text:p>
          </table:table-cell>
          <table:table-cell table:formula="of:=[.F33]/[.$H33]*[.$C$15]" office:value-type="float" office:value="3935.73664050822" calcext:value-type="float">
            <text:p>3,936</text:p>
          </table:table-cell>
          <table:table-cell table:formula="of:=[.G33]/[.$H33]*[.$C$15]" office:value-type="float" office:value="4397.59669282511" calcext:value-type="float">
            <text:p>4,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$C$7]*[.A34]/[.$A$39]" office:value-type="float" office:value="25" calcext:value-type="float">
            <text:p>25.00</text:p>
          </table:table-cell>
          <table:table-cell table:formula="of:=[.C33]+([.B34]-[.B33])*AVERAGE([.H33:.H34])" office:value-type="float" office:value="353.06334841629" calcext:value-type="float">
            <text:p>353.06334841629</text:p>
          </table:table-cell>
          <table:table-cell table:number-columns-repeated="2"/>
          <table:table-cell table:formula="of:=([.$C$5]+[.$B34]*[.$C$1])" office:value-type="float" office:value="66" calcext:value-type="float">
            <text:p>66</text:p>
          </table:table-cell>
          <table:table-cell table:style-name="ce3" table:formula="of:=([.$C$6]+([.$B34]+[.$C$9])*[.$C$2])" office:value-type="float" office:value="70.8054298642534" calcext:value-type="float">
            <text:p>70.81</text:p>
          </table:table-cell>
          <table:table-cell table:formula="of:=SUM([.F34:.G34])/[.$C$13]*[.$C$15]" office:value-type="float" office:value="16.4166515837104" calcext:value-type="float">
            <text:p>16.4166515837104</text:p>
          </table:table-cell>
          <table:table-cell table:formula="of:=[.F34]/[.$H34]*[.$C$15]" office:value-type="float" office:value="4020.30826222134" calcext:value-type="float">
            <text:p>4,020</text:p>
          </table:table-cell>
          <table:table-cell table:formula="of:=[.G34]/[.$H34]*[.$C$15]" office:value-type="float" office:value="4313.02507111199" calcext:value-type="float">
            <text:p>4,313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4]+([.B35]-[.B34])*AVERAGE([.H34:.H35])" office:value-type="float" office:value="372.127810650888" calcext:value-type="float">
            <text:p>372.127810650888</text:p>
          </table:table-cell>
          <table:table-cell table:number-columns-repeated="2"/>
          <table:table-cell table:formula="of:=([.$C$5]+[.$B35]*[.$C$1])" office:value-type="float" office:value="67.1538461538462" calcext:value-type="float">
            <text:p>67.1538461538462</text:p>
          </table:table-cell>
          <table:table-cell table:style-name="ce3" table:formula="of:=([.$C$6]+([.$B35]+[.$C$9])*[.$C$2])" office:value-type="float" office:value="71.4162895927602" calcext:value-type="float">
            <text:p>71.42</text:p>
          </table:table-cell>
          <table:table-cell table:formula="of:=SUM([.F35:.G35])/[.$C$13]*[.$C$15]" office:value-type="float" office:value="16.6284162895928" calcext:value-type="float">
            <text:p>16.6284162895928</text:p>
          </table:table-cell>
          <table:table-cell table:formula="of:=[.F35]/[.$H35]*[.$C$15]" office:value-type="float" office:value="4038.49921630094" calcext:value-type="float">
            <text:p>4,038</text:p>
          </table:table-cell>
          <table:table-cell table:formula="of:=[.G35]/[.$H35]*[.$C$15]" office:value-type="float" office:value="4294.83411703239" calcext:value-type="float">
            <text:p>4,295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5]+([.B36]-[.B35])*AVERAGE([.H35:.H36])" office:value-type="float" office:value="372.127810650888" calcext:value-type="float">
            <text:p>372.127810650888</text:p>
          </table:table-cell>
          <table:table-cell table:number-columns-repeated="2"/>
          <table:table-cell table:formula="of:=([.$C$5]+[.$B36]*[.$C$1])" office:value-type="float" office:value="67.1538461538462" calcext:value-type="float">
            <text:p>67.1538461538462</text:p>
          </table:table-cell>
          <table:table-cell table:style-name="ce3" table:formula="of:=([.$C$6]+([.$B36]+[.$C$9]-[.$C$7])*[.$C$2])" office:value-type="float" office:value="50.2398190045249" calcext:value-type="float">
            <text:p>50.24</text:p>
          </table:table-cell>
          <table:table-cell table:formula="of:=SUM([.F36:.G36])/[.$C$13]*[.$C$15]" office:value-type="float" office:value="14.0872398190045" calcext:value-type="float">
            <text:p>14.0872398190045</text:p>
          </table:table-cell>
          <table:table-cell table:formula="of:=[.F36]/[.$H36]*[.$C$15]" office:value-type="float" office:value="4766.99814986124" calcext:value-type="float">
            <text:p>4,767</text:p>
          </table:table-cell>
          <table:table-cell table:formula="of:=[.G36]/[.$H36]*[.$C$15]" office:value-type="float" office:value="3566.33518347209" calcext:value-type="float">
            <text:p>3,5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$C$7]*[.A37]/[.$A$39]" office:value-type="float" office:value="30" calcext:value-type="float">
            <text:p>30.00</text:p>
          </table:table-cell>
          <table:table-cell table:formula="of:=[.C36]+([.B37]-[.B36])*AVERAGE([.H36:.H37])" office:value-type="float" office:value="427.666968325792" calcext:value-type="float">
            <text:p>427.666968325792</text:p>
          </table:table-cell>
          <table:table-cell table:number-columns-repeated="2"/>
          <table:table-cell table:formula="of:=([.$C$5]+[.$B37]*[.$C$1])" office:value-type="float" office:value="71" calcext:value-type="float">
            <text:p>71</text:p>
          </table:table-cell>
          <table:table-cell table:style-name="ce3" table:formula="of:=([.$C$6]+([.$B37]+[.$C$9]-[.$C$7])*[.$C$2])" office:value-type="float" office:value="52.2760180995475" calcext:value-type="float">
            <text:p>52.28</text:p>
          </table:table-cell>
          <table:table-cell table:formula="of:=SUM([.F37:.G37])/[.$C$13]*[.$C$15]" office:value-type="float" office:value="14.7931221719457" calcext:value-type="float">
            <text:p>14.7931221719457</text:p>
          </table:table-cell>
          <table:table-cell table:formula="of:=[.F37]/[.$H37]*[.$C$15]" office:value-type="float" office:value="4799.52772475897" calcext:value-type="float">
            <text:p>4,800</text:p>
          </table:table-cell>
          <table:table-cell table:formula="of:=[.G37]/[.$H37]*[.$C$15]" office:value-type="float" office:value="3533.80560857436" calcext:value-type="float">
            <text:p>3,5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$C$7]*[.A38]/[.$A$39]" office:value-type="float" office:value="35" calcext:value-type="float">
            <text:p>35.00</text:p>
          </table:table-cell>
          <table:table-cell table:formula="of:=[.C37]+([.B38]-[.B37])*AVERAGE([.H37:.H38])" office:value-type="float" office:value="503.92669683258" calcext:value-type="float">
            <text:p>503.92669683258</text:p>
          </table:table-cell>
          <table:table-cell table:number-columns-repeated="2"/>
          <table:table-cell table:formula="of:=([.$C$5]+[.$B38]*[.$C$1])" office:value-type="float" office:value="76" calcext:value-type="float">
            <text:p>76</text:p>
          </table:table-cell>
          <table:table-cell table:style-name="ce3" table:formula="of:=([.$C$6]+([.$B38]+[.$C$9]-[.$C$7])*[.$C$2])" office:value-type="float" office:value="54.9230769230769" calcext:value-type="float">
            <text:p>54.92</text:p>
          </table:table-cell>
          <table:table-cell table:formula="of:=SUM([.F38:.G38])/[.$C$13]*[.$C$15]" office:value-type="float" office:value="15.7107692307692" calcext:value-type="float">
            <text:p>15.7107692307692</text:p>
          </table:table-cell>
          <table:table-cell table:formula="of:=[.F38]/[.$H38]*[.$C$15]" office:value-type="float" office:value="4837.44614179397" calcext:value-type="float">
            <text:p>4,837</text:p>
          </table:table-cell>
          <table:table-cell table:formula="of:=[.G38]/[.$H38]*[.$C$15]" office:value-type="float" office:value="3495.88719153936" calcext:value-type="float">
            <text:p>3,4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$C$7]*[.A39]/[.$A$39]" office:value-type="float" office:value="40" calcext:value-type="float">
            <text:p>40.00</text:p>
          </table:table-cell>
          <table:table-cell table:formula="of:=[.C38]+([.B39]-[.B38])*AVERAGE([.H38:.H39])" office:value-type="float" office:value="584.774660633485" calcext:value-type="float">
            <text:p>584.774660633485</text:p>
          </table:table-cell>
          <table:table-cell table:number-columns-repeated="2"/>
          <table:table-cell table:formula="of:=([.$C$5]+[.$B39]*[.$C$1])" office:value-type="float" office:value="81" calcext:value-type="float">
            <text:p>81</text:p>
          </table:table-cell>
          <table:table-cell table:style-name="ce3" table:formula="of:=([.$C$6]+([.$B39]+[.$C$9]-[.$C$7])*[.$C$2])" office:value-type="float" office:value="57.5701357466063" calcext:value-type="float">
            <text:p>57.57</text:p>
          </table:table-cell>
          <table:table-cell table:formula="of:=SUM([.F39:.G39])/[.$C$13]*[.$C$15]" office:value-type="float" office:value="16.6284162895928" calcext:value-type="float">
            <text:p>16.6284162895928</text:p>
          </table:table-cell>
          <table:table-cell table:formula="of:=[.F39]/[.$H39]*[.$C$15]" office:value-type="float" office:value="4871.17946708464" calcext:value-type="float">
            <text:p>4,871</text:p>
          </table:table-cell>
          <table:table-cell table:formula="of:=[.G39]/[.$H39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B39]" office:value-type="float" office:value="40" calcext:value-type="float">
            <text:p>40.00</text:p>
          </table:table-cell>
          <table:table-cell table:formula="of:=[.C39]" office:value-type="float" office:value="584.774660633485" calcext:value-type="float">
            <text:p>584.774660633485</text:p>
          </table:table-cell>
          <table:table-cell table:number-columns-repeated="2"/>
          <table:table-cell table:formula="of:=[.F29]" office:value-type="float" office:value="41" calcext:value-type="float">
            <text:p>41</text:p>
          </table:table-cell>
          <table:table-cell table:style-name="ce3" table:formula="of:=([.$C$6]+([.$B40]+[.$C$9]-[.$C$7])*[.$C$2])" office:value-type="float" office:value="57.5701357466063" calcext:value-type="float">
            <text:p>57.57</text:p>
          </table:table-cell>
          <table:table-cell table:formula="of:=SUM([.F40:.G40])/[.$C$13]*[.$C$15]" office:value-type="float" office:value="11.8284162895928" calcext:value-type="float">
            <text:p>11.8284162895928</text:p>
          </table:table-cell>
          <table:table-cell table:formula="of:=[.F40]/[.$H40]*[.$C$15]" office:value-type="float" office:value="3466.22903660179" calcext:value-type="float">
            <text:p>3,466</text:p>
          </table:table-cell>
          <table:table-cell table:formula="of:=[.G40]/[.$H40]*[.$C$15]" office:value-type="float" office:value="4867.10429673154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3" table:formula="of:=[.$C$7]*[.A41]/[.$A$39]" office:value-type="float" office:value="42.5" calcext:value-type="float">
            <text:p>42.50</text:p>
          </table:table-cell>
          <table:table-cell table:formula="of:=[.C40]+([.B41]-[.B40])*AVERAGE([.H40:.H41])" office:value-type="float" office:value="614.919230769231" calcext:value-type="float">
            <text:p>614.919230769231</text:p>
          </table:table-cell>
          <table:table-cell table:number-columns-repeated="2"/>
          <table:table-cell table:formula="of:=([.$C$5]+([.$B41]-[.$C$7])*[.$C$1])" office:value-type="float" office:value="43.5" calcext:value-type="float">
            <text:p>43.5</text:p>
          </table:table-cell>
          <table:table-cell table:style-name="ce3" table:formula="of:=([.$C$6]+([.$B41]+[.$C$9]-[.$C$7])*[.$C$2])" office:value-type="float" office:value="58.8936651583711" calcext:value-type="float">
            <text:p>58.89</text:p>
          </table:table-cell>
          <table:table-cell table:formula="of:=SUM([.F41:.G41])/[.$C$13]*[.$C$15]" office:value-type="float" office:value="12.2872398190045" calcext:value-type="float">
            <text:p>12.2872398190045</text:p>
          </table:table-cell>
          <table:table-cell table:formula="of:=[.F41]/[.$H41]*[.$C$15]" office:value-type="float" office:value="3540.25807592028" calcext:value-type="float">
            <text:p>3,540</text:p>
          </table:table-cell>
          <table:table-cell table:formula="of:=[.G41]/[.$H41]*[.$C$15]" office:value-type="float" office:value="4793.07525741305" calcext:value-type="float">
            <text:p>4,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style-name="Default"/>
          <table:table-cell/>
          <table:table-cell table:formula="of:=AVERAGE([.F29:.F39])" office:value-type="float" office:value="62.1188811188811" calcext:value-type="float">
            <text:p>62.1188811188811</text:p>
          </table:table-cell>
          <table:table-cell table:style-name="ce5" table:formula="of:=AVERAGE([.G29:.G39])" office:value-type="float" office:value="61.0501851090087" calcext:value-type="float">
            <text:p>61</text:p>
          </table:table-cell>
          <table:table-cell table:formula="of:=AVERAGE([.H29:.H39])" office:value-type="float" office:value="14.7802879473468" calcext:value-type="float">
            <text:p>14.7802879473468</text:p>
          </table:table-cell>
          <table:table-cell table:formula="of:=AVERAGE([.I29:.I39])" office:value-type="float" office:value="4174.35610139378" calcext:value-type="float">
            <text:p>4,174</text:p>
          </table:table-cell>
          <table:table-cell table:formula="of:=AVERAGE([.J29:.J39])" office:value-type="float" office:value="4158.97723193955" calcext:value-type="float">
            <text:p>4,159</text:p>
          </table:table-cell>
          <table:table-cell table:number-columns-repeated="2"/>
          <table:table-cell table:formula="of:=[.J42]-[.I42]" office:value-type="float" office:value="-15.3788694542345" calcext:value-type="float">
            <text:p>-15.3788694542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 number:title="User-defined">
      <number:text>,</number:text>
      <number:number number:decimal-places="0" loext:min-decimal-places="0" number:min-integer-digits="1"/>
    </number:number-style>
    <number:number-style style:name="N113">
      <number:number number:decimal-places="0" loext:min-decimal-places="0" number:min-integer-digits="1" number:display-factor="1000"/>
    </number:number-style>
    <number:number-style style:name="N114" number:title="User-defined">
      <number:text>,</number:text>
    </number:number-style>
    <number:number-style style:name="N115">
      <number:text>.,</number:text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8:45:32.663245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1-09-24T08:21:22.504857389</meta:creation-date>
    <dc:date>2021-10-02T14:13:32.259765444</dc:date>
    <dc:creator>Bob Briscoe</dc:creator>
    <meta:editing-duration>P5DT1H33M17S</meta:editing-duration>
    <meta:editing-cycles>71</meta:editing-cycles>
    <meta:generator>LibreOffice/6.4.7.2$Linux_X86_64 LibreOffice_project/40$Build-2</meta:generator>
    <meta:document-statistic meta:table-count="2" meta:cell-count="3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ort-by-x-values="true" chart:right-angled-axes="true"/>
    </style:style>
    <style:style style:name="ch3" style:family="chart" style:data-style-name="N0">
      <style:chart-properties chart:display-label="true" chart:logarithmic="false" chart:maximum="8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chart:visibl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svg:stroke-width="0.04cm" svg:stroke-color="#cccccc" draw:fill-color="#cccccc"/>
      <style:text-properties fo:font-size="10pt" style:font-size-asian="10pt" style:font-size-complex="10pt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828cm" svg:height="9.006cm" xlink:href=".." xlink:type="simple" chart:class="chart:scatter" chart:style-name="ch1">
        <chart:plot-area chart:style-name="ch2" table:cell-range-address="synch.D17:synch.E35 synch.B17:synch.B35 synch.F16:synch.J35 synch.E16:synch.E16" chart:data-source-has-labels="both" svg:x="1.357cm" svg:y="0.374cm" svg:width="6.616cm" svg:height="7.453cm">
          <chartooo:coordinate-region svg:x="1.45cm" svg:y="0.374cm" svg:width="6.336cm" svg:height="6.806cm"/>
          <chart:axis chart:dimension="x" chart:name="primary-x" chart:style-name="ch3" chartooo:axis-type="auto">
            <chart:title svg:x="4.042cm" svg:y="8.008cm" chart:style-name="ch4">
              <text:p>Round</text:p>
            </chart:title>
            <chart:categories table:cell-range-address="synch.D17:synch.D35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7.088cm" chart:style-name="ch8">
              <text:p>  RTT,             Window,
R [ms]              W [pkt]</text:p>
            </chart:title>
            <chart:grid chart:style-name="ch5" chart:class="major"/>
          </chart:axis>
          <chart:axis chart:dimension="y" chart:name="secondary-y" chart:style-name="ch9">
            <chart:title svg:x="0cm" svg:y="2.147cm" chart:style-name="ch8">
              <text:p>Packet rate,
   r [pkt/s]</text:p>
            </chart:title>
          </chart:axis>
          <chart:series chart:attached-axis="secondary-y" chart:style-name="ch10" chart:values-cell-range-address="synch.J17:synch.J35" chart:label-cell-address="synch.J16:synch.J16" chart:class="chart:scatter">
            <chart:domain table:cell-range-address="synch.B17:synch.B35"/>
            <chart:data-point chart:repeated="19"/>
          </chart:series>
          <chart:series chart:attached-axis="secondary-y" chart:style-name="ch11" chart:values-cell-range-address="synch.I17:synch.I35" chart:label-cell-address="synch.I16:synch.I16" chart:class="chart:scatter">
            <chart:data-point chart:repeated="19"/>
          </chart:series>
          <chart:series chart:attached-axis="primary-y" chart:style-name="ch12" chart:values-cell-range-address="synch.G17:synch.G35" chart:label-cell-address="synch.G16:synch.G16" chart:class="chart:scatter">
            <chart:data-point chart:repeated="19"/>
          </chart:series>
          <chart:series chart:attached-axis="primary-y" chart:style-name="ch13" chart:values-cell-range-address="synch.F17:synch.F35" chart:label-cell-address="synch.F16:synch.F16" chart:class="chart:scatter">
            <chart:data-point chart:repeated="19"/>
          </chart:series>
          <chart:series chart:attached-axis="primary-y" chart:style-name="ch14" chart:values-cell-range-address="synch.H17:synch.H35" chart:label-cell-address="synch.H16:synch.H16" chart:class="chart:scatter">
            <chart:data-point chart:repeated="19"/>
          </chart:series>
          <chart:series chart:attached-axis="primary-y" chart:style-name="ch15" chart:values-cell-range-address="synch.E17:synch.E35" loext:hide-legend="true" chart:label-cell-address="synch.E16:synch.E16" chart:class="chart:scatte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c [pkt/s]</text:p>
                <draw:g>
                  <svg:desc>synch.J16:synch.J16</svg:desc>
                </draw:g>
              </table:table-cell>
              <table:table-cell office:value-type="string">
                <text:p>rr [pkt/s]</text:p>
                <draw:g>
                  <svg:desc>synch.I16:synch.I16</svg:desc>
                </draw:g>
              </table:table-cell>
              <table:table-cell office:value-type="string">
                <text:p>Wc [pkt]</text:p>
                <draw:g>
                  <svg:desc>synch.G16:synch.G16</svg:desc>
                </draw:g>
              </table:table-cell>
              <table:table-cell office:value-type="string">
                <text:p>Wr [pkt]</text:p>
                <draw:g>
                  <svg:desc>synch.F16:synch.F16</svg:desc>
                </draw:g>
              </table:table-cell>
              <table:table-cell office:value-type="string">
                <text:p>R [ms]</text:p>
                <draw:g>
                  <svg:desc>synch.H16:synch.H16</svg:desc>
                </draw:g>
              </table:table-cell>
              <table:table-cell office:value-type="string">
                <text:p>dummy</text:p>
                <draw:g>
                  <svg:desc>synch.E16:synch.E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17:synch.D35</svg:desc>
                </draw:g>
              </table:table-cell>
              <table:table-cell office:value-type="float" office:value="0">
                <text:p>0</text:p>
                <draw:g>
                  <svg:desc>synch.B17:synch.B35</svg:desc>
                </draw:g>
              </table:table-cell>
              <table:table-cell office:value-type="float" office:value="NaN">
                <text:p>NaN</text:p>
                <draw:g>
                  <svg:desc>synch.J17:synch.J35</svg:desc>
                </draw:g>
              </table:table-cell>
              <table:table-cell office:value-type="float" office:value="NaN">
                <text:p>NaN</text:p>
                <draw:g>
                  <svg:desc>synch.I17:synch.I35</svg:desc>
                </draw:g>
              </table:table-cell>
              <table:table-cell office:value-type="float" office:value="NaN">
                <text:p>NaN</text:p>
                <draw:g>
                  <svg:desc>synch.G17:synch.G35</svg:desc>
                </draw:g>
              </table:table-cell>
              <table:table-cell office:value-type="float" office:value="NaN">
                <text:p>NaN</text:p>
                <draw:g>
                  <svg:desc>synch.F17:synch.F35</svg:desc>
                </draw:g>
              </table:table-cell>
              <table:table-cell office:value-type="float" office:value="NaN">
                <text:p>NaN</text:p>
                <draw:g>
                  <svg:desc>synch.H17:synch.H35</svg:desc>
                </draw:g>
              </table:table-cell>
              <table:table-cell office:value-type="float" office:value="0">
                <text:p>0</text:p>
                <draw:g>
                  <svg:desc>synch.E17:synch.E3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11.39976735169">
                <text:p>3911.39976735169</text:p>
              </table:table-cell>
              <table:table-cell office:value-type="float" office:value="4421.93356598165">
                <text:p>4421.93356598165</text:p>
              </table:table-cell>
              <table:table-cell office:value-type="float" office:value="142.411764705882">
                <text:p>142.411764705882</text:p>
              </table:table-cell>
              <table:table-cell office:value-type="float" office:value="161">
                <text:p>161</text:p>
              </table:table-cell>
              <table:table-cell office:value-type="float" office:value="36.4094117647058">
                <text:p>36.4094117647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100.058823529412">
                <text:p>100.058823529412</text:p>
              </table:table-cell>
              <table:table-cell office:value-type="float" office:value="81">
                <text:p>81</text:p>
              </table:table-cell>
              <table:table-cell office:value-type="float" office:value="21.7270588235294">
                <text:p>21.727058823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471.24026363092">
                <text:p>4471.24026363092</text:p>
              </table:table-cell>
              <table:table-cell office:value-type="float" office:value="3862.09306970242">
                <text:p>3862.09306970242</text:p>
              </table:table-cell>
              <table:table-cell office:value-type="float" office:value="105.352941176471">
                <text:p>105.352941176471</text:p>
              </table:table-cell>
              <table:table-cell office:value-type="float" office:value="91">
                <text:p>91</text:p>
              </table:table-cell>
              <table:table-cell office:value-type="float" office:value="23.5623529411765">
                <text:p>23.5623529411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356.58699277376">
                <text:p>4356.58699277376</text:p>
              </table:table-cell>
              <table:table-cell office:value-type="float" office:value="3976.74634055957">
                <text:p>3976.74634055957</text:p>
              </table:table-cell>
              <table:table-cell office:value-type="float" office:value="110.647058823529">
                <text:p>110.647058823529</text:p>
              </table:table-cell>
              <table:table-cell office:value-type="float" office:value="101">
                <text:p>101</text:p>
              </table:table-cell>
              <table:table-cell office:value-type="float" office:value="25.3976470588235">
                <text:p>25.39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4257.38724727838">
                <text:p>4257.38724727838</text:p>
              </table:table-cell>
              <table:table-cell office:value-type="float" office:value="4075.94608605495">
                <text:p>4075.94608605495</text:p>
              </table:table-cell>
              <table:table-cell office:value-type="float" office:value="115.941176470588">
                <text:p>115.941176470588</text:p>
              </table:table-cell>
              <table:table-cell office:value-type="float" office:value="111">
                <text:p>111</text:p>
              </table:table-cell>
              <table:table-cell office:value-type="float" office:value="27.2329411764706">
                <text:p>27.23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170.71393880525">
                <text:p>4170.71393880525</text:p>
              </table:table-cell>
              <table:table-cell office:value-type="float" office:value="4162.61939452809">
                <text:p>4162.61939452809</text:p>
              </table:table-cell>
              <table:table-cell office:value-type="float" office:value="121.235294117647">
                <text:p>121.235294117647</text:p>
              </table:table-cell>
              <table:table-cell office:value-type="float" office:value="121">
                <text:p>121</text:p>
              </table:table-cell>
              <table:table-cell office:value-type="float" office:value="29.0682352941177">
                <text:p>29.068235294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094.33531292828">
                <text:p>4094.33531292828</text:p>
              </table:table-cell>
              <table:table-cell office:value-type="float" office:value="4238.99802040506">
                <text:p>4238.99802040506</text:p>
              </table:table-cell>
              <table:table-cell office:value-type="float" office:value="126.529411764706">
                <text:p>126.529411764706</text:p>
              </table:table-cell>
              <table:table-cell office:value-type="float" office:value="131">
                <text:p>131</text:p>
              </table:table-cell>
              <table:table-cell office:value-type="float" office:value="30.9035294117647">
                <text:p>30.90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4026.52005174644">
                <text:p>4026.52005174644</text:p>
              </table:table-cell>
              <table:table-cell office:value-type="float" office:value="4306.81328158689">
                <text:p>4306.81328158689</text:p>
              </table:table-cell>
              <table:table-cell office:value-type="float" office:value="131.823529411765">
                <text:p>131.823529411765</text:p>
              </table:table-cell>
              <table:table-cell office:value-type="float" office:value="141">
                <text:p>141</text:p>
              </table:table-cell>
              <table:table-cell office:value-type="float" office:value="32.7388235294118">
                <text:p>32.738823529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3965.90445079624">
                <text:p>3965.90445079624</text:p>
              </table:table-cell>
              <table:table-cell office:value-type="float" office:value="4367.42888253709">
                <text:p>4367.42888253709</text:p>
              </table:table-cell>
              <table:table-cell office:value-type="float" office:value="137.117647058824">
                <text:p>137.117647058824</text:p>
              </table:table-cell>
              <table:table-cell office:value-type="float" office:value="151">
                <text:p>151</text:p>
              </table:table-cell>
              <table:table-cell office:value-type="float" office:value="34.5741176470589">
                <text:p>34.574117647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3911.39976735169">
                <text:p>3911.39976735169</text:p>
              </table:table-cell>
              <table:table-cell office:value-type="float" office:value="4421.93356598165">
                <text:p>4421.93356598165</text:p>
              </table:table-cell>
              <table:table-cell office:value-type="float" office:value="142.411764705882">
                <text:p>142.411764705882</text:p>
              </table:table-cell>
              <table:table-cell office:value-type="float" office:value="161">
                <text:p>161</text:p>
              </table:table-cell>
              <table:table-cell office:value-type="float" office:value="36.4094117647058">
                <text:p>36.4094117647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100.058823529412">
                <text:p>100.058823529412</text:p>
              </table:table-cell>
              <table:table-cell office:value-type="float" office:value="81">
                <text:p>81</text:p>
              </table:table-cell>
              <table:table-cell office:value-type="float" office:value="21.7270588235294">
                <text:p>21.72705882352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minimum="-20" chart:maximum="42.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200" chart:origin="0" chart:interval-major="4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true" chart:tick-marks-major-inner="false" chart:tick-marks-major-outer="false" chart:logarithmic="false" chart:minimum="0" chart:maximum="20" chart:interval-major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85cm" svg:height="9.007cm" xlink:href=".." xlink:type="simple" chart:class="chart:scatter" chart:style-name="ch1">
        <chart:plot-area chart:style-name="ch2" table:cell-range-address="deterministic.D18:deterministic.E41 deterministic.B18:deterministic.B41 deterministic.F17:deterministic.H41 deterministic.E17:deterministic.E17" chart:data-source-has-labels="both" svg:x="0.802cm" svg:y="0.174cm" svg:width="6.991cm" svg:height="7.653cm">
          <chartooo:coordinate-region svg:x="1.041cm" svg:y="0.373cm" svg:width="6.28cm" svg:height="6.807cm"/>
          <chart:axis chart:dimension="x" chart:name="primary-x" chart:style-name="ch3" chartooo:axis-type="auto">
            <chart:title svg:x="3.674cm" svg:y="8.008cm" chart:style-name="ch4">
              <text:p>Round</text:p>
            </chart:title>
            <chart:categories table:cell-range-address="deterministic.D18:deterministic.D41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379cm" svg:y="6.834cm" chart:style-name="ch8">
              <text:p>Window, W [pkt]</text:p>
            </chart:title>
            <chart:grid chart:style-name="ch5" chart:class="major"/>
            <chart:grid chart:style-name="ch6" chart:class="minor"/>
          </chart:axis>
          <chart:axis chart:dimension="y" chart:name="secondary-y" chart:style-name="ch9">
            <chart:title svg:x="8.039cm" svg:y="2.755cm" chart:style-name="ch8">
              <text:p>RTT, R [ms]</text:p>
            </chart:title>
          </chart:axis>
          <chart:series chart:attached-axis="secondary-y" chart:style-name="ch10" chart:values-cell-range-address="deterministic.H18:deterministic.H41" chart:label-cell-address="deterministic.H17:deterministic.H17" chart:class="chart:scatter">
            <chart:domain table:cell-range-address="deterministic.B18:deterministic.B41"/>
            <chart:data-point chart:repeated="24"/>
          </chart:series>
          <chart:series chart:attached-axis="primary-y" chart:style-name="ch11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2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3" chart:values-cell-range-address="deterministic.E18:deterministic.E41" chart:label-cell-address="deterministic.E17:deterministic.E17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2.5">
                <text:p>-2.5</text:p>
                <draw:g>
                  <svg:desc>deterministic.B18:deterministic.B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">
                <text:p>42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-200" chart:maximum="7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false" chart:logarithmic="false" chart:minimum="0" chart:maximum="12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true" chart:tick-marks-major-inner="false" chart:tick-marks-major-outer="false" chart:logarithmic="false" chart:minimum="0" chart:maximum="5000" chart:interval-major="8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deterministic.C18:deterministic.E41 deterministic.F17:deterministic.J41 deterministic.E17:deterministic.E17" chart:data-source-has-labels="both" svg:x="1.157cm" svg:y="0.405cm" svg:width="8.319cm" svg:height="7.426cm">
          <chartooo:coordinate-region svg:x="1.488cm" svg:y="0.405cm" svg:width="7.039cm" svg:height="6.779cm"/>
          <chart:axis chart:dimension="x" chart:name="primary-x" chart:style-name="ch4" chartooo:axis-type="auto">
            <chart:title svg:x="4.415cm" svg:y="8.012cm" chart:style-name="ch5">
              <text:p>Time [ms]</text:p>
            </chart:title>
            <chart:categories table:cell-range-address="deterministic.D18:deterministic.D41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9.675cm" svg:y="2.67cm" chart:style-name="ch9">
              <text:p>Packet rate,
  r [pkt/s]</text:p>
            </chart:title>
          </chart:axis>
          <chart:series chart:attached-axis="secondary-y" chart:style-name="ch11" chart:values-cell-range-address="deterministic.J18:deterministic.J41" chart:label-cell-address="deterministic.J17:deterministic.J17" chart:class="chart:scatter">
            <chart:domain table:cell-range-address="deterministic.C18:deterministic.C41"/>
            <chart:data-point chart:repeated="24"/>
          </chart:series>
          <chart:series chart:attached-axis="secondary-y" chart:style-name="ch12" chart:values-cell-range-address="deterministic.I18:deterministic.I41" chart:label-cell-address="deterministic.I17:deterministic.I17" chart:class="chart:scatter">
            <chart:data-point chart:repeated="24"/>
          </chart:series>
          <chart:series chart:attached-axis="primary-y" chart:style-name="ch13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4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5" chart:values-cell-range-address="deterministic.H18:deterministic.H41" chart:label-cell-address="deterministic.H17:deterministic.H17" chart:class="chart:scatter">
            <chart:data-point chart:repeated="24"/>
          </chart:series>
          <chart:series chart:attached-axis="primary-y" chart:style-name="ch16" chart:values-cell-range-address="deterministic.E18:deterministic.E41" loext:hide-legend="true" chart:label-cell-address="deterministic.E17:deterministic.E17" chart:class="chart:scatte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deterministic.J17:deterministic.J17</svg:desc>
                </draw:g>
              </table:table-cell>
              <table:table-cell office:value-type="string">
                <text:p>rr [pkt/s]</text:p>
                <draw:g>
                  <svg:desc>deterministic.I17:deterministic.I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30">
                <text:p>-30</text:p>
                <draw:g>
                  <svg:desc>deterministic.C18:deterministic.C41</svg:desc>
                </draw:g>
              </table:table-cell>
              <table:table-cell office:value-type="float" office:value="NaN">
                <text:p>NaN</text:p>
                <draw:g>
                  <svg:desc>deterministic.J18:deterministic.J41</svg:desc>
                </draw:g>
              </table:table-cell>
              <table:table-cell office:value-type="float" office:value="NaN">
                <text:p>NaN</text:p>
                <draw:g>
                  <svg:desc>deterministic.I18:deterministic.I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4239819004525">
                <text:p>-40.4239819004525</text:p>
              </table:table-cell>
              <table:table-cell office:value-type="float" office:value="3478.54192551798">
                <text:p>3478.54192551798</text:p>
              </table:table-cell>
              <table:table-cell office:value-type="float" office:value="4854.79140781535">
                <text:p>4854.79140781535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67.10429673154">
                <text:p>4867.10429673154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361990950227">
                <text:p>61.4361990950227</text:p>
              </table:table-cell>
              <table:table-cell office:value-type="float" office:value="4724.37590525688">
                <text:p>4724.37590525688</text:p>
              </table:table-cell>
              <table:table-cell office:value-type="float" office:value="3608.95742807645">
                <text:p>3608.95742807645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.460633484163">
                <text:p>127.460633484163</text:p>
              </table:table-cell>
              <table:table-cell office:value-type="float" office:value="4600.81862978859">
                <text:p>4600.81862978859</text:p>
              </table:table-cell>
              <table:table-cell office:value-type="float" office:value="3732.51470354475">
                <text:p>3732.51470354475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.073303167421">
                <text:p>198.073303167421</text:p>
              </table:table-cell>
              <table:table-cell office:value-type="float" office:value="4492.812988754">
                <text:p>4492.812988754</text:p>
              </table:table-cell>
              <table:table-cell office:value-type="float" office:value="3840.52034457933">
                <text:p>3840.52034457933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.274208144796">
                <text:p>273.274208144796</text:p>
              </table:table-cell>
              <table:table-cell office:value-type="float" office:value="4397.59669282511">
                <text:p>4397.59669282511</text:p>
              </table:table-cell>
              <table:table-cell office:value-type="float" office:value="3935.73664050822">
                <text:p>3935.73664050822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.06334841629">
                <text:p>353.06334841629</text:p>
              </table:table-cell>
              <table:table-cell office:value-type="float" office:value="4313.02507111199">
                <text:p>4313.02507111199</text:p>
              </table:table-cell>
              <table:table-cell office:value-type="float" office:value="4020.30826222134">
                <text:p>4020.3082622213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8">
                <text:p>372.127810650888</text:p>
              </table:table-cell>
              <table:table-cell office:value-type="float" office:value="4294.83411703239">
                <text:p>4294.83411703239</text:p>
              </table:table-cell>
              <table:table-cell office:value-type="float" office:value="4038.49921630094">
                <text:p>4038.49921630094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8">
                <text:p>372.127810650888</text:p>
              </table:table-cell>
              <table:table-cell office:value-type="float" office:value="3566.33518347209">
                <text:p>3566.33518347209</text:p>
              </table:table-cell>
              <table:table-cell office:value-type="float" office:value="4766.99814986124">
                <text:p>4766.99814986124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.666968325792">
                <text:p>427.666968325792</text:p>
              </table:table-cell>
              <table:table-cell office:value-type="float" office:value="3533.80560857436">
                <text:p>3533.80560857436</text:p>
              </table:table-cell>
              <table:table-cell office:value-type="float" office:value="4799.52772475897">
                <text:p>4799.5277247589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.92669683258">
                <text:p>503.92669683258</text:p>
              </table:table-cell>
              <table:table-cell office:value-type="float" office:value="3495.88719153936">
                <text:p>3495.88719153936</text:p>
              </table:table-cell>
              <table:table-cell office:value-type="float" office:value="4837.44614179397">
                <text:p>4837.44614179397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5">
                <text:p>584.774660633485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5">
                <text:p>584.774660633485</text:p>
              </table:table-cell>
              <table:table-cell office:value-type="float" office:value="4867.10429673154">
                <text:p>4867.10429673154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919230769231">
                <text:p>614.919230769231</text:p>
              </table:table-cell>
              <table:table-cell office:value-type="float" office:value="4793.07525741305">
                <text:p>4793.07525741305</text:p>
              </table:table-cell>
              <table:table-cell office:value-type="float" office:value="3540.25807592028">
                <text:p>3540.25807592028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0" chart:maximum="25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synch.C17:synch.E35 synch.F16:synch.J35 synch.E16:synch.E16" chart:data-source-has-labels="both" svg:x="2.141cm" svg:y="0.406cm" svg:width="6.388cm" svg:height="7.427cm">
          <chartooo:coordinate-region svg:x="2.234cm" svg:y="0.406cm" svg:width="6.295cm" svg:height="6.78cm"/>
          <chart:axis chart:dimension="x" chart:name="primary-x" chart:style-name="ch4" chartooo:axis-type="auto">
            <chart:title svg:x="4.434cm" svg:y="8.014cm" chart:style-name="ch5">
              <text:p>Time [ms]</text:p>
            </chart:title>
            <chart:categories table:cell-range-address="synch.D17:synch.D35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0.173cm" svg:y="2.146cm" chart:style-name="ch9">
              <text:p>Packet rate,
  r [pkt/s]</text:p>
            </chart:title>
          </chart:axis>
          <chart:series chart:attached-axis="secondary-y" chart:style-name="ch11" chart:values-cell-range-address="synch.J17:synch.J35" chart:label-cell-address="synch.J16:synch.J16" chart:class="chart:scatter">
            <chart:domain table:cell-range-address="synch.C17:synch.C35"/>
            <chart:data-point chart:repeated="19"/>
          </chart:series>
          <chart:series chart:attached-axis="secondary-y" chart:style-name="ch12" chart:values-cell-range-address="synch.I17:synch.I35" chart:label-cell-address="synch.I16:synch.I16" chart:class="chart:scatter">
            <chart:data-point chart:repeated="19"/>
          </chart:series>
          <chart:series chart:attached-axis="primary-y" chart:style-name="ch13" chart:values-cell-range-address="synch.G17:synch.G35" chart:label-cell-address="synch.G16:synch.G16" chart:class="chart:scatter">
            <chart:data-point chart:repeated="19"/>
          </chart:series>
          <chart:series chart:attached-axis="primary-y" chart:style-name="ch14" chart:values-cell-range-address="synch.F17:synch.F35" chart:label-cell-address="synch.F16:synch.F16" chart:class="chart:scatter">
            <chart:data-point chart:repeated="19"/>
          </chart:series>
          <chart:series chart:attached-axis="primary-y" chart:style-name="ch15" chart:values-cell-range-address="synch.H17:synch.H35" chart:label-cell-address="synch.H16:synch.H16" chart:class="chart:scatter">
            <chart:data-point chart:repeated="19"/>
          </chart:series>
          <chart:series chart:attached-axis="primary-y" chart:style-name="ch16" chart:values-cell-range-address="synch.E17:synch.E35" loext:hide-legend="true" chart:label-cell-address="synch.E16:synch.E16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synch.J16:synch.J16</svg:desc>
                </draw:g>
              </table:table-cell>
              <table:table-cell office:value-type="string">
                <text:p>rr [pkt/s]</text:p>
                <draw:g>
                  <svg:desc>synch.I16:synch.I16</svg:desc>
                </draw:g>
              </table:table-cell>
              <table:table-cell office:value-type="string">
                <text:p>Wc [pkt]</text:p>
                <draw:g>
                  <svg:desc>synch.G16:synch.G16</svg:desc>
                </draw:g>
              </table:table-cell>
              <table:table-cell office:value-type="string">
                <text:p>Wr [pkt]</text:p>
                <draw:g>
                  <svg:desc>synch.F16:synch.F16</svg:desc>
                </draw:g>
              </table:table-cell>
              <table:table-cell office:value-type="string">
                <text:p>R [ms]</text:p>
                <draw:g>
                  <svg:desc>synch.H16:synch.H16</svg:desc>
                </draw:g>
              </table:table-cell>
              <table:table-cell office:value-type="string">
                <text:p>dummy</text:p>
                <draw:g>
                  <svg:desc>synch.E16:synch.E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17:synch.D35</svg:desc>
                </draw:g>
              </table:table-cell>
              <table:table-cell office:value-type="float" office:value="0">
                <text:p>0</text:p>
                <draw:g>
                  <svg:desc>synch.C17:synch.C35</svg:desc>
                </draw:g>
              </table:table-cell>
              <table:table-cell office:value-type="float" office:value="NaN">
                <text:p>NaN</text:p>
                <draw:g>
                  <svg:desc>synch.J17:synch.J35</svg:desc>
                </draw:g>
              </table:table-cell>
              <table:table-cell office:value-type="float" office:value="NaN">
                <text:p>NaN</text:p>
                <draw:g>
                  <svg:desc>synch.I17:synch.I35</svg:desc>
                </draw:g>
              </table:table-cell>
              <table:table-cell office:value-type="float" office:value="NaN">
                <text:p>NaN</text:p>
                <draw:g>
                  <svg:desc>synch.G17:synch.G35</svg:desc>
                </draw:g>
              </table:table-cell>
              <table:table-cell office:value-type="float" office:value="NaN">
                <text:p>NaN</text:p>
                <draw:g>
                  <svg:desc>synch.F17:synch.F35</svg:desc>
                </draw:g>
              </table:table-cell>
              <table:table-cell office:value-type="float" office:value="NaN">
                <text:p>NaN</text:p>
                <draw:g>
                  <svg:desc>synch.H17:synch.H35</svg:desc>
                </draw:g>
              </table:table-cell>
              <table:table-cell office:value-type="float" office:value="0">
                <text:p>0</text:p>
                <draw:g>
                  <svg:desc>synch.E17:synch.E3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11.39976735169">
                <text:p>3911.39976735169</text:p>
              </table:table-cell>
              <table:table-cell office:value-type="float" office:value="4421.93356598165">
                <text:p>4421.93356598165</text:p>
              </table:table-cell>
              <table:table-cell office:value-type="float" office:value="142.411764705882">
                <text:p>142.411764705882</text:p>
              </table:table-cell>
              <table:table-cell office:value-type="float" office:value="161">
                <text:p>161</text:p>
              </table:table-cell>
              <table:table-cell office:value-type="float" office:value="36.4094117647058">
                <text:p>36.4094117647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100.058823529412">
                <text:p>100.058823529412</text:p>
              </table:table-cell>
              <table:table-cell office:value-type="float" office:value="81">
                <text:p>81</text:p>
              </table:table-cell>
              <table:table-cell office:value-type="float" office:value="21.7270588235294">
                <text:p>21.727058823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.44705882353">
                <text:p>226.44705882353</text:p>
              </table:table-cell>
              <table:table-cell office:value-type="float" office:value="4471.24026363092">
                <text:p>4471.24026363092</text:p>
              </table:table-cell>
              <table:table-cell office:value-type="float" office:value="3862.09306970242">
                <text:p>3862.09306970242</text:p>
              </table:table-cell>
              <table:table-cell office:value-type="float" office:value="105.352941176471">
                <text:p>105.352941176471</text:p>
              </table:table-cell>
              <table:table-cell office:value-type="float" office:value="91">
                <text:p>91</text:p>
              </table:table-cell>
              <table:table-cell office:value-type="float" office:value="23.5623529411765">
                <text:p>23.5623529411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.24705882353">
                <text:p>471.24705882353</text:p>
              </table:table-cell>
              <table:table-cell office:value-type="float" office:value="4356.58699277376">
                <text:p>4356.58699277376</text:p>
              </table:table-cell>
              <table:table-cell office:value-type="float" office:value="3976.74634055957">
                <text:p>3976.74634055957</text:p>
              </table:table-cell>
              <table:table-cell office:value-type="float" office:value="110.647058823529">
                <text:p>110.647058823529</text:p>
              </table:table-cell>
              <table:table-cell office:value-type="float" office:value="101">
                <text:p>101</text:p>
              </table:table-cell>
              <table:table-cell office:value-type="float" office:value="25.3976470588235">
                <text:p>25.39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.4">
                <text:p>734.4</text:p>
              </table:table-cell>
              <table:table-cell office:value-type="float" office:value="4257.38724727838">
                <text:p>4257.38724727838</text:p>
              </table:table-cell>
              <table:table-cell office:value-type="float" office:value="4075.94608605495">
                <text:p>4075.94608605495</text:p>
              </table:table-cell>
              <table:table-cell office:value-type="float" office:value="115.941176470588">
                <text:p>115.941176470588</text:p>
              </table:table-cell>
              <table:table-cell office:value-type="float" office:value="111">
                <text:p>111</text:p>
              </table:table-cell>
              <table:table-cell office:value-type="float" office:value="27.2329411764706">
                <text:p>27.23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.90588235294">
                <text:p>1015.90588235294</text:p>
              </table:table-cell>
              <table:table-cell office:value-type="float" office:value="4170.71393880525">
                <text:p>4170.71393880525</text:p>
              </table:table-cell>
              <table:table-cell office:value-type="float" office:value="4162.61939452809">
                <text:p>4162.61939452809</text:p>
              </table:table-cell>
              <table:table-cell office:value-type="float" office:value="121.235294117647">
                <text:p>121.235294117647</text:p>
              </table:table-cell>
              <table:table-cell office:value-type="float" office:value="121">
                <text:p>121</text:p>
              </table:table-cell>
              <table:table-cell office:value-type="float" office:value="29.0682352941177">
                <text:p>29.068235294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5.76470588235">
                <text:p>1315.76470588235</text:p>
              </table:table-cell>
              <table:table-cell office:value-type="float" office:value="4094.33531292828">
                <text:p>4094.33531292828</text:p>
              </table:table-cell>
              <table:table-cell office:value-type="float" office:value="4238.99802040506">
                <text:p>4238.99802040506</text:p>
              </table:table-cell>
              <table:table-cell office:value-type="float" office:value="126.529411764706">
                <text:p>126.529411764706</text:p>
              </table:table-cell>
              <table:table-cell office:value-type="float" office:value="131">
                <text:p>131</text:p>
              </table:table-cell>
              <table:table-cell office:value-type="float" office:value="30.9035294117647">
                <text:p>30.90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3.97647058824">
                <text:p>1633.97647058824</text:p>
              </table:table-cell>
              <table:table-cell office:value-type="float" office:value="4026.52005174644">
                <text:p>4026.52005174644</text:p>
              </table:table-cell>
              <table:table-cell office:value-type="float" office:value="4306.81328158689">
                <text:p>4306.81328158689</text:p>
              </table:table-cell>
              <table:table-cell office:value-type="float" office:value="131.823529411765">
                <text:p>131.823529411765</text:p>
              </table:table-cell>
              <table:table-cell office:value-type="float" office:value="141">
                <text:p>141</text:p>
              </table:table-cell>
              <table:table-cell office:value-type="float" office:value="32.7388235294118">
                <text:p>32.738823529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0.54117647059">
                <text:p>1970.54117647059</text:p>
              </table:table-cell>
              <table:table-cell office:value-type="float" office:value="3965.90445079624">
                <text:p>3965.90445079624</text:p>
              </table:table-cell>
              <table:table-cell office:value-type="float" office:value="4367.42888253709">
                <text:p>4367.42888253709</text:p>
              </table:table-cell>
              <table:table-cell office:value-type="float" office:value="137.117647058824">
                <text:p>137.117647058824</text:p>
              </table:table-cell>
              <table:table-cell office:value-type="float" office:value="151">
                <text:p>151</text:p>
              </table:table-cell>
              <table:table-cell office:value-type="float" office:value="34.5741176470589">
                <text:p>34.574117647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5.45882352941">
                <text:p>2325.45882352941</text:p>
              </table:table-cell>
              <table:table-cell office:value-type="float" office:value="3911.39976735169">
                <text:p>3911.39976735169</text:p>
              </table:table-cell>
              <table:table-cell office:value-type="float" office:value="4421.93356598165">
                <text:p>4421.93356598165</text:p>
              </table:table-cell>
              <table:table-cell office:value-type="float" office:value="142.411764705882">
                <text:p>142.411764705882</text:p>
              </table:table-cell>
              <table:table-cell office:value-type="float" office:value="161">
                <text:p>161</text:p>
              </table:table-cell>
              <table:table-cell office:value-type="float" office:value="36.4094117647058">
                <text:p>36.4094117647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5.45882352941">
                <text:p>2325.45882352941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100.058823529412">
                <text:p>100.058823529412</text:p>
              </table:table-cell>
              <table:table-cell office:value-type="float" office:value="81">
                <text:p>81</text:p>
              </table:table-cell>
              <table:table-cell office:value-type="float" office:value="21.7270588235294">
                <text:p>21.72705882352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